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8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ata nand" table:style-name="ta1">
        <table:shapes>
          <draw:frame draw:z-index="0" draw:style-name="gr1" draw:text-style-name="P1" svg:width="15.999cm" svg:height="8.999cm" svg:x="3.12cm" svg:y="1.42cm">
            <draw:object draw:notify-on-update-of-ranges="'data nand'.A1:'data nand'.I1 'data nand'.A2:'data nand'.I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9" office:value-type="float" office:value="100" calcext:value-type="float">
            <text:p>100</text:p>
          </table:table-cell>
        </table:table-row>
        <table:table-row table:style-name="ro1" table:number-rows-repeated="22">
          <table:table-cell table:number-columns-repeated="9"/>
        </table:table-row>
        <table:table-row table:style-name="ro2">
          <table:table-cell table:number-columns-repeated="9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ata nor" table:style-name="ta1">
        <table:shapes>
          <draw:frame draw:z-index="0" draw:style-name="gr1" draw:text-style-name="P1" svg:width="15.999cm" svg:height="8.999cm" svg:x="4.517cm" svg:y="1.754cm">
            <draw:object draw:notify-on-update-of-ranges="'data nand'.A1:'data nand'.I1 'data nand'.A2:'data nand'.I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9" office:value-type="float" office:value="100" calcext:value-type="float">
            <text:p>100</text:p>
          </table:table-cell>
        </table:table-row>
      </table:table>
      <table:table table:name="data xor" table:style-name="ta1">
        <table:shapes>
          <draw:frame draw:z-index="0" draw:style-name="gr1" draw:text-style-name="P1" svg:width="15.999cm" svg:height="8.999cm" svg:x="3.12cm" svg:y="1.42cm">
            <draw:object draw:notify-on-update-of-ranges="'data xor'.A1:'data xor'.I1 'data xor'.A2:'data xor'.I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table:number-columns-repeated="2" office:value-type="float" office:value="50" calcext:value-type="float">
            <text:p>50</text:p>
          </table:table-cell>
          <table:table-cell table:number-columns-repeated="4" office:value-type="float" office:value="75" calcext:value-type="float">
            <text:p>75</text:p>
          </table:table-cell>
          <table:table-cell table:number-columns-repeated="3" office:value-type="float" office:value="100" calcext:value-type="float">
            <text:p>100</text:p>
          </table:table-cell>
        </table:table-row>
      </table:table>
      <table:table table:name="data pr1" table:style-name="ta1">
        <table:shapes>
          <draw:frame draw:z-index="0" draw:style-name="gr1" draw:text-style-name="P1" svg:width="15.999cm" svg:height="8.999cm" svg:x="3.12cm" svg:y="1.42cm">
            <draw:object draw:notify-on-update-of-ranges="'data pr1'.A1:'data pr1'.I1 'data pr1'.A2:'data pr1'.I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</table:table-row>
        <table:table-row table:style-name="ro3" table:number-rows-repeated="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ata pr3" table:style-name="ta1">
        <table:shapes>
          <draw:frame draw:z-index="0" draw:style-name="gr1" draw:text-style-name="P1" svg:width="15.999cm" svg:height="8.999cm" svg:x="2.358cm" svg:y="2.333cm">
            <draw:object draw:notify-on-update-of-ranges="'data pr3'.A1:'data pr3'.I1 'data pr3'.A2:'data pr3'.I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table:number-columns-repeated="3"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4" calcext:value-type="float">
            <text:p>94</text:p>
          </table:table-cell>
        </table:table-row>
      </table:table>
      <table:table table:name="data pr4" table:style-name="ta1">
        <table:shapes>
          <draw:frame draw:z-index="0" draw:style-name="gr1" draw:text-style-name="P1" svg:width="15.999cm" svg:height="8.999cm" svg:x="4.616cm" svg:y="2.784cm">
            <draw:object draw:notify-on-update-of-ranges="'data pr4'.A1:'data pr4'.I1 'data pr4'.A2:'data pr4'.I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4">00/00/0000</text:date>, <text:time style:data-style-name="N2" text:time-value="15:38:06.5903122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4T10:46:27.046920256</meta:creation-date>
    <dc:date>2014-03-14T15:39:12.097438761</dc:date>
    <meta:editing-duration>PT12M55S</meta:editing-duration>
    <meta:editing-cycles>2</meta:editing-cycles>
    <meta:generator>LibreOffice/4.2.0.4$Linux_X86_64 LibreOffice_project/05dceb5d363845f2cf968344d7adab8dcfb2ba71</meta:generator>
    <meta:document-statistic meta:table-count="6" meta:cell-count="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22cm" svg:y="4.17cm" style:legend-expansion="high" chart:style-name="ch2"/>
        <chart:plot-area chart:style-name="ch3" table:cell-range-address="'data nand'.A1:'data nand'.I2" chart:data-source-has-labels="row" svg:x="0.77cm" svg:y="0.855cm" svg:width="12.812cm" svg:height="7.545cm">
          <chartooo:coordinate-region svg:x="1.656cm" svg:y="1.085cm" svg:width="11.926cm" svg:height="6.606cm"/>
          <chart:axis chart:dimension="x" chart:name="primary-x" chart:style-name="ch4" chartooo:axis-type="auto">
            <chartooo:date-scale/>
            <chart:categories table:cell-range-address="'data nand'.A1:'data nand'.I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ta nand'.A2:'data nand'.I2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'data nand'.A1:'data nand'.I1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00">
                <text:p>100</text:p>
                <draw:g>
                  <svg:desc>'data nand'.A2:'data nand'.I2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Linux_X86_64 LibreOffice_project/05dceb5d363845f2cf968344d7adab8dcfb2ba7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22cm" svg:y="4.17cm" style:legend-expansion="high" chart:style-name="ch2"/>
        <chart:plot-area chart:style-name="ch3" table:cell-range-address="'data nand'.A1:'data nand'.I2" chart:data-source-has-labels="row" svg:x="0.77cm" svg:y="0.855cm" svg:width="12.812cm" svg:height="7.545cm">
          <chartooo:coordinate-region svg:x="1.656cm" svg:y="1.085cm" svg:width="11.926cm" svg:height="6.606cm"/>
          <chart:axis chart:dimension="x" chart:name="primary-x" chart:style-name="ch4" chartooo:axis-type="auto">
            <chartooo:date-scale/>
            <chart:categories table:cell-range-address="'data nand'.A1:'data nand'.I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ta nand'.A2:'data nand'.I2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'data nand'.A1:'data nand'.I1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00">
                <text:p>100</text:p>
                <draw:g>
                  <svg:desc>'data nand'.A2:'data nand'.I2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Linux_X86_64 LibreOffice_project/05dceb5d363845f2cf968344d7adab8dcfb2ba7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22cm" svg:y="4.17cm" style:legend-expansion="high" chart:style-name="ch2"/>
        <chart:plot-area chart:style-name="ch3" table:cell-range-address="'data xor'.A1:'data xor'.I2" chart:data-source-has-labels="row" svg:x="0.77cm" svg:y="0.855cm" svg:width="12.812cm" svg:height="7.545cm">
          <chartooo:coordinate-region svg:x="1.656cm" svg:y="1.085cm" svg:width="11.926cm" svg:height="6.606cm"/>
          <chart:axis chart:dimension="x" chart:name="primary-x" chart:style-name="ch4" chartooo:axis-type="auto">
            <chartooo:date-scale/>
            <chart:categories table:cell-range-address="'data xor'.A1:'data xor'.I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ta xor'.A2:'data xor'.I2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'data xor'.A1:'data xor'.I1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50">
                <text:p>50</text:p>
                <draw:g>
                  <svg:desc>'data xor'.A2:'data xor'.I2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Linux_X86_64 LibreOffice_project/05dceb5d363845f2cf968344d7adab8dcfb2ba7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22cm" svg:y="4.17cm" style:legend-expansion="high" chart:style-name="ch2"/>
        <chart:plot-area chart:style-name="ch3" table:cell-range-address="'data pr1'.A1:'data pr1'.I2" chart:data-source-has-labels="row" svg:x="0.77cm" svg:y="0.855cm" svg:width="12.812cm" svg:height="7.545cm">
          <chartooo:coordinate-region svg:x="1.656cm" svg:y="1.085cm" svg:width="11.926cm" svg:height="6.606cm"/>
          <chart:axis chart:dimension="x" chart:name="primary-x" chart:style-name="ch4" chartooo:axis-type="auto">
            <chartooo:date-scale/>
            <chart:categories table:cell-range-address="'data pr1'.A1:'data pr1'.I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ta pr1'.A2:'data pr1'.I2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'data pr1'.A1:'data pr1'.I1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95">
                <text:p>95</text:p>
                <draw:g>
                  <svg:desc>'data pr1'.A2:'data pr1'.I2</svg:desc>
                </draw:g>
              </table:table-cell>
              <table:table-cell office:value-type="float" office:value="67">
                <text:p>67</text:p>
              </table:table-cell>
              <table:table-cell office:value-type="float" office:value="93">
                <text:p>93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8">
                <text:p>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Linux_X86_64 LibreOffice_project/05dceb5d363845f2cf968344d7adab8dcfb2ba7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22cm" svg:y="4.17cm" style:legend-expansion="high" chart:style-name="ch2"/>
        <chart:plot-area chart:style-name="ch3" table:cell-range-address="'data pr3'.A1:'data pr3'.I2" chart:data-source-has-labels="row" svg:x="0.77cm" svg:y="0.855cm" svg:width="12.812cm" svg:height="7.545cm">
          <chartooo:coordinate-region svg:x="1.656cm" svg:y="1.085cm" svg:width="11.926cm" svg:height="6.606cm"/>
          <chart:axis chart:dimension="x" chart:name="primary-x" chart:style-name="ch4" chartooo:axis-type="auto">
            <chartooo:date-scale/>
            <chart:categories table:cell-range-address="'data pr3'.A1:'data pr3'.I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ta pr3'.A2:'data pr3'.I2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'data pr3'.A1:'data pr3'.I1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96">
                <text:p>96</text:p>
                <draw:g>
                  <svg:desc>'data pr3'.A2:'data pr3'.I2</svg:desc>
                </draw:g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Linux_X86_64 LibreOffice_project/05dceb5d363845f2cf968344d7adab8dcfb2ba7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20" chart:interval-major="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22cm" svg:y="4.17cm" style:legend-expansion="high" chart:style-name="ch2"/>
        <chart:plot-area chart:style-name="ch3" table:cell-range-address="'data pr4'.A1:'data pr4'.I2" chart:data-source-has-labels="row" svg:x="0.77cm" svg:y="0.855cm" svg:width="12.812cm" svg:height="7.545cm">
          <chartooo:coordinate-region svg:x="1.656cm" svg:y="1.085cm" svg:width="11.926cm" svg:height="6.606cm"/>
          <chart:axis chart:dimension="x" chart:name="primary-x" chart:style-name="ch4" chartooo:axis-type="auto">
            <chartooo:date-scale/>
            <chart:categories table:cell-range-address="'data pr4'.A1:'data pr4'.I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ta pr4'.A2:'data pr4'.I2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'data pr4'.A1:'data pr4'.I1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49">
                <text:p>49</text:p>
                <draw:g>
                  <svg:desc>'data pr4'.A2:'data pr4'.I2</svg:desc>
                </draw:g>
              </table:table-cell>
              <table:table-cell office:value-type="float" office:value="53">
                <text:p>53</text:p>
              </table:table-cell>
              <table:table-cell office:value-type="float" office:value="67">
                <text:p>67</text:p>
              </table:table-cell>
              <table:table-cell office:value-type="float" office:value="65">
                <text:p>65</text:p>
              </table:table-cell>
              <table:table-cell office:value-type="float" office:value="52">
                <text:p>52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51">
                <text:p>51</text:p>
              </table:table-cell>
              <table:table-cell office:value-type="float" office:value="65">
                <text:p>6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Linux_X86_64 LibreOffice_project/05dceb5d363845f2cf968344d7adab8dcfb2ba7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